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5.61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102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11" style:family="table-cell" style:parent-style-name="Default">
      <style:text-properties style:font-name="Liberation Sans" style:font-name-asian="PingFang SC" style:font-name-complex="Arial Unicode M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PingFang SC" style:font-name-complex="Arial Unicode M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3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Artikel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Gesamtpreis</text:p>
          </table:table-cell>
          <table:table-cell table:style-name="ce1" office:value-type="string" calcext:value-type="string">
            <text:p>Webshop</text:p>
          </table:table-cell>
          <table:table-cell table:style-name="ce1" office:value-type="string" calcext:value-type="string">
            <text:p>Artikelnumm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icro USB Kabel Links gewinkel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69" calcext:value-type="currency">
            <text:p>4,69 €</text:p>
          </table:table-cell>
          <table:table-cell table:formula="of:=[.B2]*[.C2]" office:value-type="currency" office:currency="EUR" office:value="9.38" calcext:value-type="currency">
            <text:p>9,38 €</text:p>
          </table:table-cell>
          <table:table-cell office:value-type="string" calcext:value-type="string">
            <text:p>Amazon</text:p>
          </table:table-cell>
          <table:table-cell table:style-name="ce5" office:value-type="string" calcext:value-type="string">
            <text:p>CY Micro-USB-Host OTG-Kabel für Galaxy S4 i9500 N7100 i9220 i9100 XOOM, links abgewinkelt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amazon.de/Micro-USB-Host-OTG-Kabel-Galaxy-i9500-abgewinkelt/dp/B00S6IQD9U/ref=sr_1_128?ie=UTF8&amp;qid=1553347958&amp;sr=8-128&amp;keywords=micro+usb+kabel+links" xlink:type="simple">https://www.amazon.de/Micro-USB-Host-OTG-Kabel-Galaxy-i9500-abgewinkelt/dp/B00S6IQD9U/ref=sr_1_128?ie=UTF8&amp;qid=1553347958&amp;sr=8-128&amp;keywords=micro+usb+kabel+links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 USB Kabel Rechts gewinkel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B3]*[.C3]" office:value-type="currency" office:currency="EUR" office:value="7.6" calcext:value-type="currency">
            <text:p>7,60 €</text:p>
          </table:table-cell>
          <table:table-cell office:value-type="string" calcext:value-type="string">
            <text:p>Amazon</text:p>
          </table:table-cell>
          <table:table-cell table:style-name="ce5" office:value-type="string" calcext:value-type="string">
            <text:p>Delock Kabel Micro USB Typ-B Stecker gewinkelt &gt; USB 2.0-A Buchse OTG 11 cm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amazon.de/Delock-Kabel-Stecker-gewinkelt-Buchse/dp/B006TCXLF4/ref=sr_1_5?ie=UTF8&amp;qid=1553270141&amp;sr=8-5&amp;keywords=10+cm+micro+usb+kabel+gewinkelt" xlink:type="simple">https://www.amazon.de/Delock-Kabel-Stecker-gewinkelt-Buchse/dp/B006TCXLF4/ref=sr_1_5?ie=UTF8&amp;qid=1553270141&amp;sr=8-5&amp;keywords=10+cm+micro+usb+kabel+gewinkel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100mm Stah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.4161" calcext:value-type="currency">
            <text:p>1,42 €</text:p>
          </table:table-cell>
          <table:table-cell table:formula="of:=[.B4]*[.C4]" office:value-type="currency" office:currency="EUR" office:value="14.161" calcext:value-type="currency">
            <text:p>14,16 €</text:p>
          </table:table-cell>
          <table:table-cell office:value-type="string" calcext:value-type="string">
            <text:p>Buerklin</text:p>
          </table:table-cell>
          <table:table-cell table:style-name="ce5" office:value-type="string" calcext:value-type="string">
            <text:p>18 H 200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100mm/p/18h200" xlink:type="simple">https://www.buerklin.com/de/abstandsbolzen-aussen-innen--m3-m3-100mm/p/18h20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55mm Stah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6069" calcext:value-type="currency">
            <text:p>0,61 €</text:p>
          </table:table-cell>
          <table:table-cell table:formula="of:=[.B5]*[.C5]" office:value-type="currency" office:currency="EUR" office:value="6.069" calcext:value-type="currency">
            <text:p>6,07 €</text:p>
          </table:table-cell>
          <table:table-cell office:value-type="string" calcext:value-type="string">
            <text:p>Buerklin</text:p>
          </table:table-cell>
          <table:table-cell table:style-name="ce5" office:value-type="string" calcext:value-type="string">
            <text:p>18 H 192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55mm/p/18h192" xlink:type="simple">https://www.buerklin.com/de/abstandsbolzen-aussen-innen--m3-m3-55mm/p/18h19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35mm Stahl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30107" calcext:value-type="currency">
            <text:p>0,30 €</text:p>
          </table:table-cell>
          <table:table-cell table:formula="of:=[.B6]*[.C6]" office:value-type="currency" office:currency="EUR" office:value="6.0214" calcext:value-type="currency">
            <text:p>6,02 €</text:p>
          </table:table-cell>
          <table:table-cell office:value-type="string" calcext:value-type="string">
            <text:p>Buerklin</text:p>
          </table:table-cell>
          <table:table-cell table:style-name="ce5" office:value-type="string" calcext:value-type="string">
            <text:p>18 H 18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35mm/p/18h184" xlink:type="simple">https://www.buerklin.com/de/abstandsbolzen-aussen-innen--m3-m3-35mm/p/18h184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15mm Plasti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234" calcext:value-type="currency">
            <text:p>0,23 €</text:p>
          </table:table-cell>
          <table:table-cell table:formula="of:=[.B7]*[.C7]" office:value-type="currency" office:currency="EUR" office:value="2.34" calcext:value-type="currency">
            <text:p>2,34 €</text:p>
          </table:table-cell>
          <table:table-cell office:value-type="string" calcext:value-type="string">
            <text:p>Buerklin</text:p>
          </table:table-cell>
          <table:table-cell table:style-name="ce6" office:value-type="string" calcext:value-type="string">
            <text:p>18 H 3685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15mm/p/18h3685" xlink:type="simple">https://www.buerklin.com/de/abstandsbolzen-aussen-innen--m3-m3-15mm/p/18h368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20mm Plastik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425" calcext:value-type="currency">
            <text:p>0,43 €</text:p>
          </table:table-cell>
          <table:table-cell table:formula="of:=[.B8]*[.C8]" office:value-type="currency" office:currency="EUR" office:value="4.25" calcext:value-type="currency">
            <text:p>4,25 €</text:p>
          </table:table-cell>
          <table:table-cell office:value-type="string" calcext:value-type="string">
            <text:p>Buerklin</text:p>
          </table:table-cell>
          <table:table-cell table:style-name="ce6" office:value-type="string" calcext:value-type="string">
            <text:p>18 H 3687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20mm/p/18h3687" xlink:type="simple">https://www.buerklin.com/de/abstandsbolzen-aussen-innen--m3-m3-20mm/p/18h3687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bstandsbolzen M3 30mm Stahl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408" calcext:value-type="currency">
            <text:p>0,41 €</text:p>
          </table:table-cell>
          <table:table-cell table:formula="of:=[.B9]*[.C9]" office:value-type="currency" office:currency="EUR" office:value="4.08" calcext:value-type="currency">
            <text:p>4,08 €</text:p>
          </table:table-cell>
          <table:table-cell office:value-type="string" calcext:value-type="string">
            <text:p>Buerklin</text:p>
          </table:table-cell>
          <table:table-cell table:style-name="ce7" office:value-type="string" calcext:value-type="string">
            <text:p>18 H 182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aussen-innen--m3-m3-30mm/p/18h182" xlink:type="simple">https://www.buerklin.com/de/abstandsbolzen-aussen-innen--m3-m3-30mm/p/18h182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bstandsbolzen M2 8mm Messing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13804" calcext:value-type="currency">
            <text:p>0,14 €</text:p>
          </table:table-cell>
          <table:table-cell table:formula="of:=[.B10]*[.C10]" office:value-type="currency" office:currency="EUR" office:value="1.3804" calcext:value-type="currency">
            <text:p>1,38 €</text:p>
          </table:table-cell>
          <table:table-cell office:value-type="string" calcext:value-type="string">
            <text:p>Buerklin</text:p>
          </table:table-cell>
          <table:table-cell table:style-name="ce7" office:value-type="string" calcext:value-type="string">
            <text:p>18 H 2402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buerklin.com/de/abstandsbolzen-innen-innen--m2-m2-8mm/p/18h2402" xlink:type="simple">https://www.buerklin.com/de/abstandsbolzen-innen-innen--m2-m2-8mm/p/18h240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nungswandler 5V 9A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EUR" office:value="25.3" calcext:value-type="currency">
            <text:p>25,30 €</text:p>
          </table:table-cell>
          <table:table-cell table:formula="of:=[.B11]*[.C11]" office:value-type="currency" office:currency="EUR" office:value="75.9" calcext:value-type="currency">
            <text:p>75,90 €</text:p>
          </table:table-cell>
          <table:table-cell office:value-type="string" calcext:value-type="string">
            <text:p>ExpTech</text:p>
          </table:table-cell>
          <table:table-cell table:style-name="ce6" office:value-type="string" calcext:value-type="string">
            <text:p>EXP-R25-376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exp-tech.de/module/stromspannung/6005/pololu-5v-9a-step-down-voltage-regulator-d24v90f5" xlink:type="simple">https://www.exp-tech.de/module/stromspannung/6005/pololu-5v-9a-step-down-voltage-regulator-d24v90f5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 of Flight Senso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11.38" calcext:value-type="currency">
            <text:p>11,38 €</text:p>
          </table:table-cell>
          <table:table-cell table:formula="of:=[.B12]*[.C12]" office:value-type="currency" office:currency="EUR" office:value="91.04" calcext:value-type="currency">
            <text:p>91,04 €</text:p>
          </table:table-cell>
          <table:table-cell office:value-type="string" calcext:value-type="string">
            <text:p>ExpTech</text:p>
          </table:table-cell>
          <table:table-cell table:style-name="ce6" office:value-type="string" calcext:value-type="string">
            <text:p>EXP-R25-1092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exp-tech.de/en/sensors/distanceapproximation/8756/pololu-vl53l1x-time-of-flight-distance-sensor-carrier-with-voltage-regulator-400cm-max" xlink:type="simple">https://www.exp-tech.de/en/sensors/distanceapproximation/8756/pololu-vl53l1x-time-of-flight-distance-sensor-carrier-with-voltage-regulator-400cm-max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pass Kabel 5c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9" calcext:value-type="currency">
            <text:p>1,79 €</text:p>
          </table:table-cell>
          <table:table-cell table:formula="of:=[.B13]*[.C13]" office:value-type="currency" office:currency="EUR" office:value="1.79" calcext:value-type="currency">
            <text:p>1,79 €</text:p>
          </table:table-cell>
          <table:table-cell office:value-type="string" calcext:value-type="string">
            <text:p>ExpTech</text:p>
          </table:table-cell>
          <table:table-cell table:style-name="ce6" office:value-type="string" calcext:value-type="string">
            <text:p>EXP-R02-562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exp-tech.de/zubehoer/kabel/grove/7943/seeed-studio-grove-universal-4-pin-buckled-5cm-cable-5-pcs-pack" xlink:type="simple">https://www.exp-tech.de/zubehoer/kabel/grove/7943/seeed-studio-grove-universal-4-pin-buckled-5cm-cable-5-pcs-pack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pixel 5050 WS2812B – 10 Pack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2.38" calcext:value-type="currency">
            <text:p>2,38 €</text:p>
          </table:table-cell>
          <table:table-cell table:formula="of:=[.B14]*[.C14]" office:value-type="currency" office:currency="EUR" office:value="26.18" calcext:value-type="currency">
            <text:p>26,18 €</text:p>
          </table:table-cell>
          <table:table-cell office:value-type="string" calcext:value-type="string">
            <text:p>ExpTech</text:p>
          </table:table-cell>
          <table:table-cell table:style-name="ce5" office:value-type="string" calcext:value-type="string">
            <text:p>EXP-R15-315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exp-tech.de/zubehoer/led-leuchtmittel/5598/neopixel-5050-rgb-led-with-integrated-driver-chip-10-pack" xlink:type="simple">https://www.exp-tech.de/zubehoer/led-leuchtmittel/5598/neopixel-5050-rgb-led-with-integrated-driver-chip-10-pack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ärmeleitfoli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5" calcext:value-type="currency">
            <text:p>4,95 €</text:p>
          </table:table-cell>
          <table:table-cell table:formula="of:=[.B15]*[.C15]" office:value-type="currency" office:currency="EUR" office:value="4.95" calcext:value-type="currency">
            <text:p>4,95 €</text:p>
          </table:table-cell>
          <table:table-cell office:value-type="string" calcext:value-type="string">
            <text:p>ExpTech</text:p>
          </table:table-cell>
          <table:table-cell table:style-name="ce2" office:value-type="string" calcext:value-type="string">
            <text:p>EXP-R15-1053 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exp-tech.de/zubehoer/sonstige/7387/heat-sink-thermal-tape-3m-8810-80mm-x-80mm" xlink:type="simple">https://www.exp-tech.de/zubehoer/sonstige/7387/heat-sink-thermal-tape-3m-8810-80mm-x-80m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densensoren</text:p>
          </table:table-cell>
          <table:table-cell table:formula="of:=32*3+4" office:value-type="float" office:value="100" calcext:value-type="float">
            <text:p>100</text:p>
          </table:table-cell>
          <table:table-cell office:value-type="currency" office:currency="EUR" office:value="1.08" calcext:value-type="currency">
            <text:p>1,08 €</text:p>
          </table:table-cell>
          <table:table-cell table:formula="of:=[.B16]*[.C16]" office:value-type="currency" office:currency="EUR" office:value="108" calcext:value-type="currency">
            <text:p>108,00 €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TSL2584TSV</text:p>
          </table:table-cell>
          <table:table-cell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985-TSL2584" xlink:type="simple">https://www.mouser.de/ProductDetail/985-TSL2584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ndensator 0,1uF</text:p>
          </table:table-cell>
          <table:table-cell office:value-type="float" office:value="110" calcext:value-type="float">
            <text:p>110</text:p>
          </table:table-cell>
          <table:table-cell office:value-type="currency" office:currency="EUR" office:value="0.039" calcext:value-type="currency">
            <text:p>0,04 €</text:p>
          </table:table-cell>
          <table:table-cell table:formula="of:=[.B17]*[.C17]" office:value-type="currency" office:currency="EUR" office:value="4.29" calcext:value-type="currency">
            <text:p>4,29 €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710-885012207072</text:p>
          </table:table-cell>
          <table:table-cell office:value-type="string" calcext:value-type="string">
            <text:p>Habemus</text:p>
          </table:table-cell>
          <table:table-cell table:style-name="ce11" office:value-type="string" calcext:value-type="string">
            <text:p><text:span text:style-name="T2"><text:a xlink:href="https://www.mouser.de/ProductDetail/Wurth-Electronics/885012207072?qs=sGAEpiMZZMs0AnBnWHyRQEGbLOF2VP1ibTWUyjubWr0tPlz%2F3fbAWQ%3D%3D" xlink:type="simple">https://www.mouser.de/ProductDetail/Wurth-Electronics/885012207072?qs=sGAEpiMZZMs0AnBnWHyRQEGbLOF2VP1ibTWUyjubWr0tPlz%2F3fbAWQ%3D%3D</text:a></text:span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5V-Glättungskondensator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98" calcext:value-type="currency">
            <text:p>0,98 €</text:p>
          </table:table-cell>
          <table:table-cell table:formula="of:=[.B18]*[.C18]" office:value-type="currency" office:currency="EUR" office:value="4.9" calcext:value-type="currency">
            <text:p>4,90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710-870135174006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mouser.de/ProductDetail/Wurth-Electronics/870135174006?qs=sGAEpiMZZMsIwzbKW1rlgYAeNOyVgSJRZhRPHOAzrrKVOu7FSegB3A%3D%3D" xlink:type="simple">https://www.mouser.de/ProductDetail/Wurth-Electronics/870135174006?qs=sGAEpiMZZMsIwzbKW1rlgYAeNOyVgSJRZhRPHOAzrrKVOu7FSegB3A%3D%3D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oPixel-Signal-Wandler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228" calcext:value-type="currency">
            <text:p>0,23 €</text:p>
          </table:table-cell>
          <table:table-cell table:formula="of:=[.B19]*[.C19]" office:value-type="currency" office:currency="EUR" office:value="2.28" calcext:value-type="currency">
            <text:p>2,28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771-74HC1G125GW-G</text:p>
          </table:table-cell>
          <table:table-cell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Nexperia/74HC1G125GW125?qs=P62ublwmbi98oS26kHEtTw%3D%3D" xlink:type="simple">https://www.mouser.de/ProductDetail/Nexperia/74HC1G125GW125?qs=P62ublwmbi98oS26kHEtTw%3D%3D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2C-Signal-Wandler-MOSFETs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243" calcext:value-type="currency">
            <text:p>0,24 €</text:p>
          </table:table-cell>
          <table:table-cell table:formula="of:=[.B20]*[.C20]" office:value-type="currency" office:currency="EUR" office:value="2.43" calcext:value-type="currency">
            <text:p>2,43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512-BSS138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mouser.de/ProductDetail/ON-Semiconductor-Fairchild/BSS138?qs=sGAEpiMZZMvlOED0T0kTWl5MKyjMqq%2Fg" xlink:type="simple">https://www.mouser.de/ProductDetail/ON-Semiconductor-Fairchild/BSS138?qs=sGAEpiMZZMvlOED0T0kTWl5MKyjMqq%2Fg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lexiglasrohr 11cm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8.64" calcext:value-type="currency">
            <text:p>8,64 €</text:p>
          </table:table-cell>
          <table:table-cell table:formula="of:=[.B21]*[.C21]" office:value-type="currency" office:currency="EUR" office:value="17.28" calcext:value-type="currency">
            <text:p>17,28 €</text:p>
          </table:table-cell>
          <table:table-cell office:value-type="string" calcext:value-type="string">
            <text:p>Plattenzuschnitt24</text:p>
          </table:table-cell>
          <table:table-cell table:style-name="ce7" office:value-type="string" calcext:value-type="string">
            <text:p>C60000-RO3-080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plattenzuschnitt24.de/Plexiglas-XT-Rohr-3mm-farblos-80-74.html" xlink:type="simple">https://www.plattenzuschnitt24.de/Plexiglas-XT-Rohr-3mm-farblos-80-74.htm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ensy 3.6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38.9" calcext:value-type="currency">
            <text:p>38,90 €</text:p>
          </table:table-cell>
          <table:table-cell table:formula="of:=[.B22]*[.C22]" office:value-type="currency" office:currency="EUR" office:value="155.6" calcext:value-type="currency">
            <text:p>155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TEENSY 3.6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teensy-3-6-usb-teensy-3-6-p191458.html?&amp;trstct=pos_0" xlink:type="simple">https://www.reichelt.de/teensy-3-6-usb-teensy-3-6-p191458.html?&amp;trstct=pos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 Connector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B23]*[.C23]" office:value-type="currency" office:currency="EUR" office:value="1.8" calcext:value-type="currency">
            <text:p>1,8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PS 25/2G BR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platinensteckverbinder-gerade-braun-2-polig-ps-25-2g-br-p38232.html" xlink:type="simple">https://www.reichelt.de/platinensteckverbinder-gerade-braun-2-polig-ps-25-2g-br-p38232.html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tleis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7" calcext:value-type="currency">
            <text:p>0,37 €</text:p>
          </table:table-cell>
          <table:table-cell table:formula="of:=[.B24]*[.C24]" office:value-type="currency" office:currency="EUR" office:value="1.48" calcext:value-type="currency">
            <text:p>1,4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SL 1X50G 2,5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50pol-stiftleiste-gerade-rm-2-54-sl-1x50g-2-54-p19508.html?&amp;trstct=pol_0" xlink:type="simple">https://www.reichelt.de/50pol-stiftleiste-gerade-rm-2-54-sl-1x50g-2-54-p19508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8" calcext:value-type="currency">
            <text:p>0,48 €</text:p>
          </table:table-cell>
          <table:table-cell table:formula="of:=[.B25]*[.C25]" office:value-type="currency" office:currency="EUR" office:value="0.48" calcext:value-type="currency">
            <text:p>0,4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SL 2X10G SMD2,5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2x10pol-smd-stiftleiste-gerade-rm-2-54-sl-2x10g-smd2-54-p51717.html?&amp;trstct=pol_0" xlink:type="simple">https://www.reichelt.de/2x10pol-smd-stiftleiste-gerade-rm-2-54-sl-2x10g-smd2-54-p51717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Stiftleis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7" calcext:value-type="currency">
            <text:p>1,70 €</text:p>
          </table:table-cell>
          <table:table-cell table:formula="of:=[.B26]*[.C26]" office:value-type="currency" office:currency="EUR" office:value="1.7" calcext:value-type="currency">
            <text:p>1,7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SL 2X40G SMD2,5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2x40pol-smd-stiftleiste-gerade-rm-2-54-sl-2x40g-smd2-54-p51725.html?&amp;trstct=pol_2" xlink:type="simple">https://www.reichelt.de/2x40pol-smd-stiftleiste-gerade-rm-2-54-sl-2x40g-smd2-54-p51725.html?&amp;trstct=pol_2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B27]*[.C27]" office:value-type="currency" office:currency="EUR" office:value="2.16" calcext:value-type="currency">
            <text:p>2,16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BL 1X20G8 2,5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20pol-buchsenleiste-gerade-rm-2-54-h-8-5mm-bl-1x20g8-2-54-p51827.html?&amp;trstct=pol_0" xlink:type="simple">https://www.reichelt.de/20pol-buchsenleiste-gerade-rm-2-54-h-8-5mm-bl-1x20g8-2-54-p51827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B28]*[.C28]" office:value-type="currency" office:currency="EUR" office:value="1.28" calcext:value-type="currency">
            <text:p>1,28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MPE 094-1-00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buchsenleisten-2-54-mm-1x04-gerade-mpe-094-1-004-p119913.html?&amp;trstct=pol_1" xlink:type="simple">https://www.reichelt.de/buchsenleisten-2-54-mm-1x04-gerade-mpe-094-1-004-p119913.html?&amp;trstct=pol_1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B29]*[.C29]" office:value-type="currency" office:currency="EUR" office:value="0.84" calcext:value-type="currency">
            <text:p>0,84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54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rnd-buchsenleiste-10-pol-rm-2-54-mm-rnd-205-00654-p208880.html?&amp;trstct=pol_0" xlink:type="simple">https://www.reichelt.de/rnd-buchsenleiste-10-pol-rm-2-54-mm-rnd-205-00654-p208880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8" calcext:value-type="currency">
            <text:p>0,18 €</text:p>
          </table:table-cell>
          <table:table-cell table:formula="of:=[.B30]*[.C30]" office:value-type="currency" office:currency="EUR" office:value="0.72" calcext:value-type="currency">
            <text:p>0,72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53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rnd-buchsenleiste-8-pol-rm-2-54-mm-rnd-205-00653-p208879.html?&amp;trstct=pol_0" xlink:type="simple">https://www.reichelt.de/rnd-buchsenleiste-8-pol-rm-2-54-mm-rnd-205-00653-p208879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B31]*[.C31]" office:value-type="currency" office:currency="EUR" office:value="0.6" calcext:value-type="currency">
            <text:p>0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52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rnd-buchsenleiste-6-pol-rm-2-54-mm-rnd-205-00652-p208878.html?&amp;trstct=pol_0" xlink:type="simple">https://www.reichelt.de/rnd-buchsenleiste-6-pol-rm-2-54-mm-rnd-205-00652-p208878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B32]*[.C32]" office:value-type="currency" office:currency="EUR" office:value="0.44" calcext:value-type="currency">
            <text:p>0,44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45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rnd-buchsenleiste-5-pol-rm-2-54-mm-rnd-205-00645-p208871.html?&amp;trstct=pol_0" xlink:type="simple">https://www.reichelt.de/rnd-buchsenleiste-5-pol-rm-2-54-mm-rnd-205-00645-p208871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B33]*[.C33]" office:value-type="currency" office:currency="EUR" office:value="1.12" calcext:value-type="currency">
            <text:p>1,12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647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rnd-buchsenleiste-7-pol-rm-2-54-mm-rnd-205-00647-p208873.html?&amp;trstct=pol_0" xlink:type="simple">https://www.reichelt.de/rnd-buchsenleiste-7-pol-rm-2-54-mm-rnd-205-00647-p208873.html?&amp;trstct=pol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1.65" calcext:value-type="currency">
            <text:p>1,65 €</text:p>
          </table:table-cell>
          <table:table-cell table:formula="of:=[.B34]*[.C34]" office:value-type="currency" office:currency="EUR" office:value="6.6" calcext:value-type="currency">
            <text:p>6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FAN-4010 12V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fan-12-v-dc-40-x-40-x-10-mm-rpm-5800-fan-4010-12v-p11004.html?r=1" xlink:type="simple">https://www.reichelt.de/fan-12-v-dc-40-x-40-x-10-mm-rpm-5800-fan-4010-12v-p11004.html?r=1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chbandkabe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9" calcext:value-type="currency">
            <text:p>2,90 €</text:p>
          </table:table-cell>
          <table:table-cell table:formula="of:=[.B35]*[.C35]" office:value-type="currency" office:currency="EUR" office:value="2.9" calcext:value-type="currency">
            <text:p>2,9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AWG 28-10G 3M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span text:style-name="T1"><text:a xlink:href="https://www.reichelt.de/flachbandkabel-awg28-10-pol-grau-3m-ring-awg-28-10g-3m-p47637.html?&amp;trstct=pos_0" xlink:type="simple">https://www.reichelt.de/flachbandkabel-awg28-10-pol-grau-3m-ring-awg-28-10g-3m-p47637.html?&amp;trstct=pos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chband Buchse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36]*[.C36]" office:value-type="currency" office:currency="EUR" office:value="0.4" calcext:value-type="currency">
            <text:p>0,4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PFL 10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reichelt.de/pfostenbuchse-10-polig-mit-zugentlastung-pfl-10-p14571.html?&amp;trstct=pos_0" xlink:type="simple">https://www.reichelt.de/pfostenbuchse-10-polig-mit-zugentlastung-pfl-10-p14571.html?&amp;trstct=pos_0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chband Stecker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B37]*[.C37]" office:value-type="currency" office:currency="EUR" office:value="0.6" calcext:value-type="currency">
            <text:p>0,6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WSL 10G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span text:style-name="T1"><text:a xlink:href="https://www.reichelt.de/wannenstecker-10-polig-gerade-wsl-10g-p22816.html?&amp;trstct=pos_0" xlink:type="simple">https://www.reichelt.de/wannenstecker-10-polig-gerade-wsl-10g-p22816.html?&amp;trstct=pos_0</text:a>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Diode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B38]*[.C38]" office:value-type="currency" office:currency="EUR" office:value="0.84" calcext:value-type="currency">
            <text:p>0,84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DO-214AC/SMA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reichelt.de/gleichrichterdiode-100-v-2-a-do-214ac-sma-es-2ba-smd-p95406.html?&amp;trstct=pol_15" xlink:type="simple">https://www.reichelt.de/gleichrichterdiode-100-v-2-a-do-214ac-sma-es-2ba-smd-p95406.html?&amp;trstct=pol_1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ühlkörper (2x pro Chip)</text:p>
          </table:table-cell>
          <table:table-cell table:formula="of:=(6+2+8)*2" office:value-type="float" office:value="32" calcext:value-type="float">
            <text:p>32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B39]*[.C39]" office:value-type="currency" office:currency="EUR" office:value="12.16" calcext:value-type="currency">
            <text:p>12,16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ICK SMD A 13 SA</text:p>
          </table:table-cell>
          <table:table-cell office:value-type="string" calcext:value-type="string">
            <text:p>geliefert13</text:p>
          </table:table-cell>
          <table:table-cell office:value-type="string" calcext:value-type="string">
            <text:p><text:a xlink:href="https://www.reichelt.de/kuehlkoerper-smd-13-mm-alu-63-k-w-ick-smd-a-13-sa-p227833.html?&amp;trstct=pol_7" xlink:type="simple">https://www.reichelt.de/kuehlkoerper-smd-13-mm-alu-63-k-w-ick-smd-a-13-sa-p227833.html?&amp;trstct=pol_7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 Spannungswandl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B40]*[.C40]" office:value-type="currency" office:currency="EUR" office:value="1.1" calcext:value-type="currency">
            <text:p>1,10 €</text:p>
          </table:table-cell>
          <table:table-cell office:value-type="string" calcext:value-type="string">
            <text:p>Reichelt</text:p>
          </table:table-cell>
          <table:table-cell table:style-name="ce5" office:value-type="string" calcext:value-type="string">
            <text:p>RND 205-00554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reichelt.de/stiftleiste-24-pol-gerade-rm-5-08-rnd-205-00554-p253027.html?trstct=pol_0&amp;&amp;r=1" xlink:type="simple">https://www.reichelt.de/stiftleiste-24-pol-gerade-rm-5-08-rnd-205-00554-p253027.html?trstct=pol_0&amp;&amp;r=1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,4mm Megapixel Len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.8" calcext:value-type="currency">
            <text:p>17,80 €</text:p>
          </table:table-cell>
          <table:table-cell table:formula="of:=[.B41]*[.C41]" office:value-type="currency" office:currency="EUR" office:value="17.8" calcext:value-type="currency">
            <text:p>17,80 €</text:p>
          </table:table-cell>
          <table:table-cell office:value-type="string" calcext:value-type="string">
            <text:p>VisionDimension</text:p>
          </table:table-cell>
          <table:table-cell table:style-name="ce7" office:value-type="float" office:value="302101" calcext:value-type="float">
            <text:p>302101</text:p>
          </table:table-cell>
          <table:table-cell office:value-type="string" calcext:value-type="string">
            <text:p>nicht bestellt</text:p>
          </table:table-cell>
          <table:table-cell office:value-type="string" calcext:value-type="string">
            <text:p><text:a xlink:href="https://www.vision-dimension.com/de/objektive/mini-objektive/megapixel-miniobjektive/2-4mm-fisheye-1320-oeffnungswinkel-megapixel-board-lens-ir-format-1/3-s-mount-m12x0-5/207" xlink:type="simple">https://www.vision-dimension.com/de/objektive/mini-objektive/megapixel-miniobjektive/2-4mm-fisheye-1320-oeffnungswinkel-megapixel-board-lens-ir-format-1/3-s-mount-m12x0-5/207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10k Widerstände</text:p>
          </table:table-cell>
          <table:table-cell table:formula="of:=21*3" office:value-type="float" office:value="63" calcext:value-type="float">
            <text:p>63</text:p>
          </table:table-cell>
          <table:table-cell office:value-type="currency" office:currency="EUR" office:value="0.051" calcext:value-type="currency">
            <text:p>0,05 €</text:p>
          </table:table-cell>
          <table:table-cell table:formula="of:=[.B42]*[.C42]" office:value-type="currency" office:currency="EUR" office:value="3.213" calcext:value-type="currency">
            <text:p>3,21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CRCW080510K0FKEAC</text:p>
          </table:table-cell>
          <table:table-cell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Vishay/CRCW080510K0FKEAC?qs=sGAEpiMZZMtlubZbdhIBIIZe04wfiaJWcT48uZO055s%3D" xlink:type="simple">https://www.mouser.de/ProductDetail/Vishay/CRCW080510K0FKEAC?qs=sGAEpiMZZMtlubZbdhIBIIZe04wfiaJWcT48uZO055s%3D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4.7k Widerstände</text:p>
          </table:table-cell>
          <table:table-cell table:formula="of:=8*3" office:value-type="float" office:value="24" calcext:value-type="float">
            <text:p>24</text:p>
          </table:table-cell>
          <table:table-cell office:value-type="currency" office:currency="EUR" office:value="0.024" calcext:value-type="currency">
            <text:p>0,02 €</text:p>
          </table:table-cell>
          <table:table-cell table:formula="of:=[.B43]*[.C43]" office:value-type="currency" office:currency="EUR" office:value="0.576" calcext:value-type="currency">
            <text:p>0,58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71-CRCW08054K70FKEBC</text:p>
          </table:table-cell>
          <table:table-cell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Vishay/CRCW08054K70FKEBC?qs=sGAEpiMZZMtlubZbdhIBIEVnJA25NYWZDkDZD8O%2FOx8%3D" xlink:type="simple">https://www.mouser.de/ProductDetail/Vishay/CRCW08054K70FKEBC?qs=sGAEpiMZZMtlubZbdhIBIEVnJA25NYWZDkDZD8O%2FOx8%3D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Gesamt:</text:p>
          </table:table-cell>
          <table:table-cell table:formula="of:=SUM([.D2:.D44])" office:value-type="currency" office:currency="EUR" office:value="608.7308" calcext:value-type="currency">
            <text:p>608,73 €</text:p>
          </table:table-cell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office:value-type="string" calcext:value-type="string">
            <text:p>bestell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office:value-type="string" calcext:value-type="string">
            <text:p>geliefert</text:p>
          </table:table-cell>
          <table:table-cell table:number-columns-repeated="1017"/>
        </table:table-row>
        <table:table-row table:style-name="ro1" table:number-rows-repeated="27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H41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 style:data-style-name="N2" text:time-value="12:59:59.038694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7:27.112602217</meta:creation-date>
    <dc:date>2019-05-10T13:59:44.193601798</dc:date>
    <meta:editing-duration>PT9H38M40S</meta:editing-duration>
    <meta:editing-cycles>74</meta:editing-cycles>
    <meta:generator>LibreOffice/6.2.1.2$MacOSX_X86_64 LibreOffice_project/7bcb35dc3024a62dea0caee87020152d1ee96e71</meta:generator>
    <meta:document-statistic meta:table-count="1" meta:cell-count="348" meta:object-count="0"/>
  </office:meta>
</office:document-meta>
</file>